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Text_20_body" style:list-style-name="L5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Matt Valerio</text:h>
      <text:p text:style-name="First_20_paragraph">Email: <text:a xlink:type="simple" xlink:href="mailto:valerio.matt@gmail.com" office:name=""><text:span text:style-name="Definition">valerio.matt@gmail.com</text:span></text:a><text:line-break/>Phone: +1 614.432.4857</text:p>
      <text:h text:style-name="Heading_20_2" text:outline-level="2">Professional Summary</text:h>
      <text:p text:style-name="First_20_paragraph">Motivated and seasoned technologist with a broad professional background.  Proven ability to dissect and resolve complex business problems.  Practitioner of continuous improvement best practices.  Strong technical leader with a belief in the power of leading by example. Collaborative team builder capable of relating to senior leadership, technical engineers and non-technical stakeholders alike.</text:p>
      <text:p text:style-name="Text_20_body"><text:span text:style-name="T1">Software engineer with strong people and management skills, seeking a lead developer or engineering manager role.</text:span></text:p>
      <text:p text:style-name="Text_20_body">As an engineer I care deeply about quality and precision, not only at the code level but throughout the product. I balance attention to detail with a drive to ship, because a product is only as good as its usefulness to actual people. I enjoy creating lucid user experiences and designing robust software architectures.</text:p>
      <text:p text:style-name="Text_20_body">As a team leader I bring empathy, solidity, and clarity of communication. I enjoy optimizing processes and refining infrastructure so teams are faced with minimal repetitive load and can focus on high-flying creativity.</text:p>
      <text:p text:style-name="Text_20_body">I seek a vibrant environment of innovation, a strong team practicing Agile methodologies, and a culture of excellence. It is more than a day job, it is a platform to make a meaningful contribution at a global scale.</text:p>
      <text:h text:style-name="Heading_20_2" text:outline-level="2">AWS Certification</text:h>
      <text:p text:style-name="First_20_paragraph"><text:span text:style-name="T2">AWS Certified Developer</text:span> - October 2017<text:line-break/>Validation Number: <text:span text:style-name="T1">F5N0YZS12N141Z55</text:span></text:p>
      <text:h text:style-name="Heading_20_2" text:outline-level="2">Skill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echnical Leader</text:p>
          </table:table-cell>
          <table:table-cell table:style-name="Table1.A1" office:value-type="string">
            <text:p text:style-name="P5">Pragmatic Problem Solver</text:p>
          </table:table-cell>
          <table:table-cell table:style-name="Table1.A1" office:value-type="string">
            <text:p text:style-name="P6">Software Architecture</text:p>
          </table:table-cell>
        </table:table-row>
        <table:table-row>
          <table:table-cell table:style-name="Table1.A1" office:value-type="string">
            <text:p text:style-name="P4">Team Builder</text:p>
          </table:table-cell>
          <table:table-cell table:style-name="Table1.A1" office:value-type="string">
            <text:p text:style-name="P5">Relentlessly Persistent</text:p>
          </table:table-cell>
          <table:table-cell table:style-name="Table1.A1" office:value-type="string">
            <text:p text:style-name="P6">Software Engineering</text:p>
          </table:table-cell>
        </table:table-row>
        <table:table-row>
          <table:table-cell table:style-name="Table1.A1" office:value-type="string">
            <text:p text:style-name="P4">Change Agent</text:p>
          </table:table-cell>
          <table:table-cell table:style-name="Table1.A1" office:value-type="string">
            <text:p text:style-name="P5">Technology Evangelist</text:p>
          </table:table-cell>
          <table:table-cell table:style-name="Table1.A1" office:value-type="string">
            <text:p text:style-name="P6">Application Delivery</text:p>
          </table:table-cell>
        </table:table-row>
      </table:table>
      <text:h text:style-name="Heading_20_2" text:outline-level="2">Work History</text:h>
      <text:p text:style-name="First_20_paragraph"><text:span text:style-name="T2">Software Engineer</text:span> - July 2018 to Present<text:line-break/><text:span text:style-name="T1">eRetailing Associates</text:span>, Columbus Ohio</text:p>
      <text:list text:style-name="L1">
        <text:list-item>
          <text:p text:style-name="P7">Senior member on a cross functional team that supports the business end-to-end</text:p>
        </text:list-item>
        <text:list-item>
          <text:p text:style-name="P7">Transformed shipping into a profit center with a shipping engine that utilizes the UPS, FedEx, DHL, and USPS shipping API’s</text:p>
        </text:list-item>
        <text:list-item>
          <text:p text:style-name="P7">Increased revenues by easing new customer adoption with the end-to-end development of a order import system. This system is leveraged by low cost customer service representatives to import and track orders from disparate customer provided order data</text:p>
        </text:list-item>
        <text:list-item>
          <text:p text:style-name="P7">Improved reliabilty by implementing a regression and integration testing framework using Watir and RSpec</text:p>
        </text:list-item>
        <text:list-item>
          <text:p text:style-name="P7">Daily support of an evolving large scale, AWS based, custom eCommerce system</text:p>
        </text:list-item>
      </text:list>
      <text:p text:style-name="First_20_paragraph"><text:span text:style-name="T2">Partner</text:span> - Oct 2017 to Present<text:line-break/><text:span text:style-name="T1">Hexad LLC</text:span>, Columbus Ohio</text:p>
      <text:list text:style-name="L2">
        <text:list-item>
          <text:p text:style-name="P8">Developed a Vue.js based behavioral health learning meanagement system currently supporting a growing user base</text:p>
        </text:list-item>
        <text:list-item>
          <text:p text:style-name="P8">Auth0 integration providing one-time passwordless authentication and support for any major single sign on provider</text:p>
        </text:list-item>
        <text:list-item>
          <text:p text:style-name="P8">Easy integration and adoption via a standardized configuration for training content and user management</text:p>
        </text:list-item>
        <text:list-item>
          <text:p text:style-name="P8">Ability to traverse markets via plugable training content</text:p>
        </text:list-item>
        <text:list-item>
          <text:p text:style-name="P8">AWS Lambda based serverless back-end</text:p>
        </text:list-item>
      </text:list>
      <text:p text:style-name="First_20_paragraph"><text:span text:style-name="T2">National Consulting Director</text:span> - Feb 2011 to July 2018<text:line-break/><text:span text:style-name="T1">AdvizeX Technologies</text:span>, Columbus Ohio</text:p>
      <text:list text:style-name="L3">
        <text:list-item>
          <text:p text:style-name="P9">Built and managed high performing teams of presales and delivery consultants</text:p>
        </text:list-item>
        <text:list-item>
          <text:p text:style-name="P9">Advised customers on best practices for leveraging technology to solve complicated business problems</text:p>
        </text:list-item>
        <text:list-item>
          <text:p text:style-name="P9">Built and executed go to market strategies</text:p>
        </text:list-item>
        <text:list-item>
          <text:p text:style-name="P9">Built and deliverd cloud focused strategic consulting engagements</text:p>
        </text:list-item>
        <text:list-item>
          <text:p text:style-name="P9">Effectively communicated with sales and technical resources</text:p>
        </text:list-item>
        <text:list-item>
          <text:p text:style-name="P9">Evangelized enterprise technology solutions</text:p>
        </text:list-item>
      </text:list>
      <text:p text:style-name="First_20_paragraph"><text:span text:style-name="T2">Senior Software Engineer</text:span> Aug 2008 to Feb 2011<text:line-break/><text:span text:style-name="T1">Inventive Communications</text:span>, Westerville, OH</text:p>
      <text:p text:style-name="Text_20_body"><text:span text:style-name="T2">Principal</text:span> Jan 2001 to Feb 2011<text:line-break/><text:span text:style-name="T1">ConstruXML Ltd</text:span>, Columbus, OH</text:p>
      <text:list text:style-name="L4">
        <text:list-item>
          <text:p text:style-name="P10">Migrated large scale CORBA system to a modern service oriented architecture. The migration included implementing an iterative software development process, as well as all the necessary refactoring to go from the fine-grained CORBA interfaces to the more coarse-grained SOA interfaces</text:p>
        </text:list-item>
        <text:list-item>
          <text:p text:style-name="P10">Designed and developed a location-based services platform to allow for the quick and easy deployment of content to mobile users. The platform provides a common set of location-services, custom extension points, and a faceless data broker that facilitates delivery of content to a wide variety of devices and standards</text:p>
        </text:list-item>
        <text:list-item>
          <text:p text:style-name="P10">Designed and developed a J2ME application used to provide driving direction and track field employee locations</text:p>
        </text:list-item>
        <text:list-item>
          <text:p text:style-name="P10">Developed software engineering custom tooling, standards and practices</text:p>
        </text:list-item>
        <text:list-item>
          <text:p text:style-name="P10">Implemented, customized and maintained brand-able system to support the development of advertising campaigns. Subsystems include; asset management, workflow, ticketing, reporting, and a skinnable interface</text:p>
        </text:list-item>
      </text:list>
      <text:p text:style-name="First_20_paragraph"><text:span text:style-name="T2">Senior Architect</text:span> Jan 2003 to April 2005<text:line-break/><text:span text:style-name="T1">Armada Group Inc.</text:span> Westerville, OH</text:p>
      <text:list text:style-name="L5">
        <text:list-item>
          <text:p text:style-name="P11">Designed, developed, and managed a SAAS based system for the public safety sector. This system is used by over 35 agencies in multiple states and provides real-time data sharing, document aggregation and management, fingerprint capturing and matching, location based mapping, disparate system integration, intuitive thin client front end, and role based access control</text:p>
        </text:list-item>
        <text:list-item>
          <text:p text:style-name="P11">Designed and Developed systems and processes necessary to gather and process production logs from a large scale distributed system</text:p>
        </text:list-item>
        <text:list-item>
          <text:p text:style-name="P11">Improved system reliability and availability by implementing continuous integration and deployment of a large scale distributed system</text:p>
        </text:list-item>
        <text:list-item>
          <text:p text:style-name="P11">Successfully managed system migration from Cisco Local Directors to Zeus ZXTM 3.0. Environment went from two load-balanced servers to 15 servers grouped in 5 different clusters</text:p>
        </text:list-item>
      </text:list>
      <text:h text:style-name="Heading_20_2" text:outline-level="2">Education</text:h>
      <text:p text:style-name="First_20_paragraph"><text:span text:style-name="T2">The Ohio State University</text:span><text:line-break/>Bachelor of Science in Computer Sci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